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A89000006570000054EBB22936F7FB9A460.svg" manifest:media-type="image/svg+xml"/>
  <manifest:file-entry manifest:full-path="Pictures/1000000000000020000000204B249CA79A42C6D7.png" manifest:media-type="image/png"/>
  <manifest:file-entry manifest:full-path="Pictures/100002010000003D0000003360553C145C07416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58220" draw:fill="solid" draw:fill-color="#ffe5ca" draw:opacity="100%" draw:textarea-horizontal-align="justify" draw:textarea-vertical-align="middle" draw:auto-grow-height="false" fo:min-height="5.084cm" fo:min-width="9.66cm" draw:shadow-opacity="100%"/>
    </style:style>
    <style:style style:name="gr2" style:family="graphic" style:parent-style-name="standard">
      <style:graphic-properties svg:stroke-color="#00aaad" draw:fill="solid" draw:fill-color="#bce4e5" draw:opacity="100%" draw:textarea-horizontal-align="justify" draw:textarea-vertical-align="middle" draw:auto-grow-height="false" fo:min-height="5.084cm" fo:min-width="9.66cm" draw:shadow-opacity="100%"/>
    </style:style>
    <style:style style:name="gr3" style:family="graphic" style:parent-style-name="standard">
      <style:graphic-properties svg:stroke-color="#faa61a" draw:fill="gradient" draw:fill-gradient-name="Gradient_20_6" draw:gradient-step-count="64" draw:textarea-horizontal-align="justify" draw:textarea-vertical-align="middle" draw:auto-grow-height="false" fo:min-height="0.893cm" fo:min-width="6.485cm" draw:shadow="visible" draw:shadow-offset-x="0.102cm" draw:shadow-offset-y="0.102cm" draw:shadow-color="#b2b2b2" draw:shadow-opacity="40%"/>
    </style:style>
    <style:style style:name="gr4" style:family="graphic" style:parent-style-name="standard">
      <style:graphic-properties svg:stroke-color="#faa61a" draw:fill="gradient" draw:fill-gradient-name="Gradient_20_7" draw:gradient-step-count="64" draw:textarea-horizontal-align="justify" draw:textarea-vertical-align="middle" draw:auto-grow-height="false" fo:min-height="0.893cm" fo:min-width="6.485cm" draw:shadow="visible" draw:shadow-offset-x="0.102cm" draw:shadow-offset-y="0.102cm" draw:shadow-color="#b2b2b2" draw:shadow-opacity="40%"/>
    </style:style>
    <style:style style:name="gr5" style:family="graphic" style:parent-style-name="standard">
      <style:graphic-properties svg:stroke-color="#00aaad" draw:fill="gradient" draw:fill-gradient-name="Gradient_20_4" draw:gradient-step-count="64" draw:textarea-horizontal-align="justify" draw:textarea-vertical-align="middle" draw:auto-grow-height="false" fo:min-height="0.893cm" fo:min-width="6.485cm" draw:shadow="visible" draw:shadow-offset-x="0.102cm" draw:shadow-offset-y="0.102cm" draw:shadow-color="#b2b2b2" draw:shadow-opacity="40%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79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a65d" draw:fill="gradient" draw:fill-gradient-name="gradient" draw:gradient-step-count="64" draw:textarea-horizontal-align="justify" draw:textarea-vertical-align="middle" draw:auto-grow-height="false" fo:min-height="0.893cm" fo:min-width="6.485cm" draw:shadow="visible" draw:shadow-offset-x="0.102cm" draw:shadow-offset-y="0.102cm" draw:shadow-color="#b2b2b2" draw:shadow-opacity="40%"/>
    </style:style>
    <style:style style:name="gr10" style:family="graphic" style:parent-style-name="standard">
      <style:graphic-properties draw:stroke="none" svg:stroke-color="#000000" draw:fill="none" draw:fill-color="#faa61a" fo:min-height="0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e5ca" draw:opacity="100%"/>
      <style:paragraph-properties fo:text-align="center"/>
    </style:style>
    <style:style style:name="P2" style:family="paragraph">
      <loext:graphic-properties draw:fill="solid" draw:fill-color="#bce4e5" draw:opacity="100%"/>
      <style:paragraph-properties fo:text-align="center"/>
    </style:style>
    <style:style style:name="P3" style:family="paragraph">
      <loext:graphic-properties draw:fill="gradient" draw:fill-gradient-name="Gradient_20_6" draw:gradient-step-count="64"/>
      <style:paragraph-properties fo:text-align="center"/>
    </style:style>
    <style:style style:name="P4" style:family="paragraph">
      <loext:graphic-properties draw:fill="gradient" draw:fill-gradient-name="Gradient_20_7" draw:gradient-step-count="64"/>
      <style:paragraph-properties fo:text-align="center"/>
    </style:style>
    <style:style style:name="P5" style:family="paragraph">
      <loext:graphic-properties draw:fill="gradient" draw:fill-gradient-name="Gradient_20_4" draw:gradient-step-count="64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gradient-name="gradient" draw:gradient-step-count="64"/>
      <style:paragraph-properties fo:text-align="center"/>
    </style:style>
    <style:style style:name="P9" style:family="paragraph">
      <loext:graphic-properties draw:fill="none" draw:fill-color="#faa61a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5.334cm" svg:x="5.254cm" svg:y="12.0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5.334cm" svg:x="5.254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985cm" svg:height="1.143cm" svg:x="7.337cm" svg:y="12.6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85cm" svg:height="1.143cm" svg:x="7.337cm" svg:y="15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985cm" svg:height="1.143cm" svg:x="7.337cm" svg:y="6.8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985cm" svg:height="1.143cm" svg:x="7.337cm" svg:y="3.92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699cm" svg:height="1.016cm" svg:x="8.48cm" svg:y="4.021cm">
          <draw:text-box>
            <text:p>Theories/Ideas</text:p>
          </draw:text-box>
        </draw:frame>
        <draw:frame draw:style-name="gr6" draw:text-style-name="P6" draw:layer="layout" svg:width="4.699cm" svg:height="1.016cm" svg:x="8.48cm" svg:y="6.877cm">
          <draw:text-box>
            <text:p>Conceptualize</text:p>
          </draw:text-box>
        </draw:frame>
        <draw:frame draw:style-name="gr7" draw:text-style-name="P6" draw:layer="layout" svg:width="5.794cm" svg:height="1.043cm" svg:x="7.932cm" svg:y="12.757cm">
          <draw:text-box>
            <text:p>Statistical Analysis</text:p>
          </draw:text-box>
        </draw:frame>
        <draw:frame draw:style-name="gr7" draw:text-style-name="P6" draw:layer="layout" svg:width="4.278cm" svg:height="1.043cm" svg:x="8.69cm" svg:y="15.578cm">
          <draw:text-box>
            <text:p>Observations</text:p>
          </draw:text-box>
        </draw:frame>
        <draw:frame draw:style-name="gr8" draw:text-style-name="P7" draw:layer="layout" svg:width="1.622cm" svg:height="1.357cm" draw:transform="rotate (1.57411245237369) translate (10.153cm 6.817cm)">
          <draw:image xlink:href="Pictures/10000A89000006570000054EBB22936F7FB9A460.svg" xlink:type="simple" xlink:show="embed" xlink:actuate="onLoad">
            <text:p/>
          </draw:image>
          <draw:image xlink:href="Pictures/100002010000003D0000003360553C145C074160.png" xlink:type="simple" xlink:show="embed" xlink:actuate="onLoad"/>
        </draw:frame>
        <draw:frame draw:style-name="gr8" draw:text-style-name="P7" draw:layer="layout" svg:width="1.622cm" svg:height="1.357cm" draw:transform="rotate (1.57411245237369) translate (10.153cm 9.636cm)">
          <draw:image xlink:href="Pictures/10000A89000006570000054EBB22936F7FB9A460.svg" xlink:type="simple" xlink:show="embed" xlink:actuate="onLoad">
            <text:p/>
          </draw:image>
          <draw:image xlink:href="Pictures/100002010000003D0000003360553C145C074160.png" xlink:type="simple" xlink:show="embed" xlink:actuate="onLoad"/>
        </draw:frame>
        <draw:frame draw:style-name="gr8" draw:text-style-name="P7" draw:layer="layout" svg:width="1.622cm" svg:height="1.357cm" draw:transform="rotate (-1.57271618897209) translate (11.509cm 10.937cm)">
          <draw:image xlink:href="Pictures/10000A89000006570000054EBB22936F7FB9A460.svg" xlink:type="simple" xlink:show="embed" xlink:actuate="onLoad">
            <text:p/>
          </draw:image>
          <draw:image xlink:href="Pictures/100002010000003D0000003360553C145C074160.png" xlink:type="simple" xlink:show="embed" xlink:actuate="onLoad"/>
        </draw:frame>
        <draw:frame draw:style-name="gr8" draw:text-style-name="P7" draw:layer="layout" svg:width="1.622cm" svg:height="1.357cm" draw:transform="rotate (-1.57271618897209) translate (11.509cm 13.83cm)">
          <draw:image xlink:href="Pictures/10000A89000006570000054EBB22936F7FB9A460.svg" xlink:type="simple" xlink:show="embed" xlink:actuate="onLoad">
            <text:p/>
          </draw:image>
          <draw:image xlink:href="Pictures/100002010000003D0000003360553C145C074160.png" xlink:type="simple" xlink:show="embed" xlink:actuate="onLoad"/>
        </draw:frame>
        <draw:g>
          <draw:custom-shape draw:style-name="gr9" draw:text-style-name="P8" draw:layer="layout" svg:width="6.985cm" svg:height="1.143cm" svg:x="7.337cm" svg:y="9.60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9" draw:layer="layout" svg:width="4.572cm" svg:height="1.016cm" svg:x="8.48cm" svg:y="9.725cm">
            <draw:text-box>
              <text:p>Valid Measure</text:p>
            </draw:text-box>
          </draw:frame>
        </draw:g>
        <draw:frame draw:style-name="gr11" draw:text-style-name="P6" draw:layer="layout" svg:width="3.889cm" svg:height="0.962cm" draw:transform="rotate (1.5707963267949) translate (5.737cm 7.885cm)">
          <draw:text-box>
            <text:p><text:span text:style-name="T1">Theoretical</text:span></text:p>
          </draw:text-box>
        </draw:frame>
        <draw:frame draw:style-name="gr11" draw:text-style-name="P6" draw:layer="layout" svg:width="3.36cm" svg:height="0.962cm" draw:transform="rotate (1.5707963267949) translate (5.764cm 16.448cm)">
          <draw:text-box>
            <text:p><text:span text:style-name="T1">Empiric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e0efd4" draw:end-color="#89c765" draw:start-intensity="100%" draw:end-intensity="100%" draw:angle="0" draw:border="35%"/>
    <draw:gradient draw:name="Gradient_20_4" draw:display-name="Gradient 4" draw:style="linear" draw:start-color="#bce4e5" draw:end-color="#00b6bd" draw:start-intensity="100%" draw:end-intensity="100%" draw:angle="0" draw:border="35%"/>
    <draw:gradient draw:name="Gradient_20_5" draw:display-name="Gradient 5" draw:style="linear" draw:start-color="#dfcce4" draw:end-color="#74489d" draw:start-intensity="100%" draw:end-intensity="100%" draw:angle="0" draw:border="35%"/>
    <draw:gradient draw:name="Gradient_20_6" draw:display-name="Gradient 6" draw:style="linear" draw:start-color="#fedcc6" draw:end-color="#f79448" draw:start-intensity="100%" draw:end-intensity="100%" draw:angle="0" draw:border="35%"/>
    <draw:gradient draw:name="Gradient_20_7" draw:display-name="Gradient 7" draw:style="linear" draw:start-color="#fedcc6" draw:end-color="#f79448" draw:start-intensity="100%" draw:end-intensity="100%" draw:angle="0" draw:border="35%"/>
    <draw:gradient draw:name="gradient" draw:style="linear" draw:start-color="#e0efd4" draw:end-color="#89c765" draw:start-intensity="100%" draw:end-intensity="100%" draw:angle="0" draw:border="35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gradient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54cm" svg:stroke-color="#21409a" draw:marker-start-width="0.584cm" draw:marker-end="Arrow" draw:marker-end-width="1.27cm" draw:marker-end-center="true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color="#faa61a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7-22T13:16:28.838000000</meta:creation-date>
    <dc:date>2018-07-22T14:37:19.208000000</dc:date>
    <dc:creator>George Self</dc:creator>
    <meta:editing-duration>PT8M30S</meta:editing-duration>
    <meta:editing-cycles>2</meta:editing-cycles>
    <meta:generator>LibreOffice/6.0.5.2$Windows_X86_64 LibreOffice_project/54c8cbb85f300ac59db32fe8a675ff7683cd5a16</meta:generator>
    <meta:document-statistic meta:object-count="19"/>
  </office:meta>
</office:document-meta>
</file>